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bottom="0.1110in" fo:text-align="center" fo:line-height="103%"/>
      <style:text-properties style:font-name="Times New Roman" fo:font-size="24.0pt"/>
    </style:style>
    <style:style style:name="P2" style:family="paragraph" style:parent-style-name="Standard">
      <style:paragraph-properties fo:margin-bottom="0.1110in" fo:line-height="103%"/>
      <style:text-properties style:font-name="Times New Roman" fo:font-size="12.0pt"/>
    </style:style>
    <style:style style:name="P3" style:family="paragraph" style:parent-style-name="Standard">
      <style:paragraph-properties fo:margin-bottom="0.1110in" fo:line-height="103%"/>
      <style:text-properties style:font-name="Times New Roman" fo:font-size="12.0pt" fo:color="#ff0000"/>
    </style:style>
    <style:style style:name="P4" style:family="paragraph" style:parent-style-name="Standard">
      <style:paragraph-properties fo:margin-bottom="0.1110in" fo:line-height="103%"/>
      <style:text-properties style:font-name="Times New Roman" fo:font-size="14.0pt"/>
    </style:style>
    <style:style style:name="P5" style:family="paragraph" style:parent-style-name="Standard">
      <style:paragraph-properties fo:margin-bottom="0.1110in" fo:line-height="103%"/>
      <style:text-properties style:font-name="Courier" fo:font-size="12.0pt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 fo:letter-spacing="0.0000in"/>
    </style:style>
    <style:style style:name="T3" style:family="text">
      <style:text-properties style:font-name="Times New Roman" fo:letter-spacing="0.0000in"/>
    </style:style>
    <style:style style:name="T4" style:family="text">
      <style:text-properties fo:font-size="10.0pt" fo:font-size-asian="10.0pt" fo:font-size-complex="10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2. Assignment<text:line-break/></text:span></text:p>
      <text:p text:style-name="P2"><text:span text:style-name="T1">First name: Koray<text:line-break/>Last name: Koska<text:line-break/>Student id: 1528624</text:span></text:p>
      <text:p text:style-name="P2"/>
      <text:p text:style-name="P3"><text:span text:style-name="T2">Use any figure or graph you like to undermine your answers.</text:span></text:p>
      <text:p text:style-name="P4"><text:span text:style-name="T2">Task 1.3: Feature selection Lily data set</text:span></text:p>
      <text:p text:style-name="P2"><text:span text:style-name="T1">1.3.1 What is the smallest error you can achieve on the test set?</text:span></text:p>
      <text:p text:style-name="P2"><text:span text:style-name="T1"><text:s text:c="4"/>Approximately 4%</text:span></text:p>
      <text:p text:style-name="P2"><text:span text:style-name="T1">1.3.2 What is the best feature combination based on the error?</text:span></text:p>
      <text:p text:style-name="P2"><text:span text:style-name="T1"><text:s text:c="4"/>Features [1,2,3,5] (where 1 is just the class), so length-of-sepalum, width-of-sepalum and width-of-petalum</text:span></text:p>
      <text:p text:style-name="P2"><text:span text:style-name="T1">1.3.3 How did you find the best combination?</text:span></text:p>
      <text:p text:style-name="P2"><text:span text:style-name="T1"><text:s text:c="4"/>Looked through the datasetLily document and found the feature with the least spreaded (least diversity) values. Once I had that, I removed it from the features array. Then I looked through the remaining 3 features and tried to remove the next worst element. The error became bigger so I stopped.</text:span></text:p>
      <text:p text:style-name="P2"><text:span text:style-name="T1">1.3.4 What is the smallest k, which led to the smallest error?</text:span></text:p>
      <text:p text:style-name="P2"><text:span text:style-name="T1"><text:s text:c="4"/>17 for the [1,2,3,5] featureset</text:span></text:p>
      <text:p text:style-name="P2"><text:span text:style-name="T1">1.3.5 Why is it a good idea to normalize the data before applying the kNN classifier?</text:span></text:p>
      <text:p text:style-name="P2"><text:span text:style-name="T1"><text:s text:c="4"/>Euclidean distance is the most important thing for kNN and not the scale of the values. If features have different scales (e.g.: one has a range from 1 to 15, another one has a range from 1 to 10000) then the kNN will be biased by one feature, even if others would describe it better.</text:span></text:p>
      <text:p text:style-name="P2"/>
      <text:p text:style-name="P4"><text:span text:style-name="T2">Bonus Task: Feature selection Leafs data set</text:span></text:p>
      <text:p text:style-name="P2"><text:span text:style-name="T1">1.4.1 Which feature combination outperforms the use of all features? (the best you can find based on the error)</text:span></text:p>
      <text:p text:style-name="P5"><text:span text:style-name="T3"><text:s text:c="4"/></text:span><text:span text:style-name="T4">[1,2,3,4,5,6,7,8,9,13,14]</text:span><text:s/>as ordered in the trainingsetLeafes array</text:p>
      <text:p text:style-name="P2"><text:span text:style-name="T1">1.4.2 For which k can you achieve this result (in 1.4.1)? Why do you think this k leads to the best result?</text:span></text:p>
      <text:p text:style-name="P2"><text:span text:style-name="T1"><text:s text:c="4"/>k = 1; Most likely the features are selected to wire up a very good test case for the test set. This means, vectors are more diversified and selecting many features leads to a overfitted system which plays well with this testset and likewise by selecting a very low “k”.</text:span></text:p>
      <text:p text:style-name="P2"><text:span text:style-name="T1">1.4.3 What could be done to improve the performance (reduce the error)? Some ideas ...</text:span></text:p>
      <text:p text:style-name="P2"><text:span text:style-name="T1"><text:s text:c="4"/>Add much more training data to have more diversified values which lead to better assumptions.</text:span></text:p>
      <text:p text:style-name="P2"><text:span text:style-name="T1"><text:s text:c="4"/>Select the best features but as low as possible and as much as necessary to have a good system which is much more dynamic and scales.</text:span></text:p>
      <text:p text:style-name="P2"/>
      <text:p text:style-name="P4"><text:span text:style-name="T2">Task 2.5: Experiments and discussion</text:span></text:p>
      <text:p text:style-name="P3"><text:span text:style-name="T2">Do not forget to put your resulting plots here and reference them in your answers/discussion.</text:span></text:p>
      <text:p text:style-name="P2"><text:span text:style-name="T1">2.5.1 How are the weighted likelihoods influenced?</text:span></text:p>
      <text:p text:style-name="P2"><text:span text:style-name="T1">2.5.2 How are the posteriors influenced?</text:span></text:p>
      <text:p text:style-name="P2"><text:span text:style-name="T1">2.5.6 What happens to the decision boundary (based on Bayes decision rule)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6</meta:generator>
    <meta:initial-creator>niki</meta:initial-creator>
  </office:meta>
</office:document-meta>
</file>